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andard-title" style:list-style-name="L4">
      <style:graphic-properties draw:stroke="none" draw:fill="none" draw:fill-color="#ffffff" draw:auto-grow-height="true" fo:min-height="3.507cm"/>
    </style:style>
    <style:style style:name="pr2" style:family="presentation" style:parent-style-name="prs-standard-subtitle">
      <style:graphic-properties draw:stroke="none" draw:fill="none" draw:fill-color="#ffffff" draw:auto-grow-height="true" fo:min-height="13.861cm"/>
    </style:style>
    <style:style style:name="pr3" style:family="presentation" style:parent-style-name="prs-standard-notes">
      <style:graphic-properties draw:fill-color="#ffffff" draw:auto-grow-height="true" fo:min-height="11.41cm"/>
    </style:style>
    <style:style style:name="pr4" style:family="presentation" style:parent-style-name="prs-standard-title" style:list-style-name="L4">
      <style:graphic-properties draw:stroke="none" draw:fill="none" draw:fill-color="#ffffff" draw:auto-grow-height="true" fo:min-height="3.507cm"/>
    </style:style>
    <style:style style:name="pr5" style:family="presentation" style:parent-style-name="prs-standard-outline1">
      <style:graphic-properties draw:stroke="none" draw:fill="none" draw:fill-color="#ffffff" draw:auto-grow-height="true" fo:min-height="13.231cm"/>
    </style:style>
    <style:style style:name="pr6" style:family="presentation" style:parent-style-name="prs-standard-title">
      <style:graphic-properties fo:min-height="3.507cm"/>
    </style:style>
    <style:style style:name="pr7" style:family="presentation" style:parent-style-name="prs-standard-outline1">
      <style:graphic-properties fo:min-height="13.861cm"/>
    </style:style>
    <style:style style:name="pr8" style:family="presentation" style:parent-style-name="prs-standard-notes">
      <style:graphic-properties draw:fill-color="#ffffff" fo:min-height="11.41cm"/>
    </style:style>
    <style:style style:name="pr9" style:family="presentation" style:parent-style-name="prs-standard-title">
      <style:graphic-properties draw:stroke="none" draw:fill="none" draw:fill-color="#ffffff" draw:auto-grow-height="true" fo:min-height="3.507cm"/>
    </style:style>
    <style:style style:name="pr10" style:family="presentation" style:parent-style-name="prs-standard-subtitle">
      <style:graphic-properties draw:auto-grow-height="true" fo:min-height="19.083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0">
        <office:forms form:automatic-focus="false" form:apply-design-mode="false"/>
        <draw:frame presentation:style-name="pr1" draw:text-style-name="P1" draw:layer="layout" svg:width="22.428cm" svg:height="3.507cm" svg:x="3.541cm" svg:y="1.743cm" presentation:class="title" presentation:placeholder="true" presentation:user-transformed="true">
          <draw:text-box/>
        </draw:frame>
        <draw:frame presentation:style-name="pr2" draw:text-style-name="P2" draw:layer="layout" svg:width="21.366cm" svg:height="13.861cm" svg:x="5.015cm" svg:y="6.966cm" presentation:class="subtitle">
          <draw:text-box>
            <text:p text:style-name="P2">Tips for Getting Involved as a Contributor</text:p>
            <text:p text:style-name="P2">Justin Dearing</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4" draw:text-style-name="P1" draw:layer="layout" svg:width="22.428cm" svg:height="3.507cm" svg:x="3.541cm" svg:y="1.743cm" presentation:class="title">
          <draw:text-box>
            <text:p text:style-name="P1">Who is Justin Dearing?</text:p>
          </draw:text-box>
        </draw:frame>
        <draw:frame presentation:style-name="pr5" draw:text-style-name="P4" draw:layer="layout" svg:width="21.366cm" svg:height="13.231cm" svg:x="5.015cm" svg:y="6.966cm" presentation:class="outline" presentation:user-transformed="true">
          <draw:text-box draw:corner-radius="0.046cm">
            <text:list text:style-name="L3">
              <text:list-item>
                <text:p text:style-name="P3">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page3"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draw:text-box>
            <text:p text:style-name="P3">Who is Justin Dearing? (cont)</text:p>
          </draw:text-box>
        </draw:frame>
        <draw:frame presentation:style-name="pr7" draw:layer="layout" svg:width="21.366cm" svg:height="13.861cm" svg:x="5.015cm" svg:y="6.966cm" presentation:class="outline">
          <draw:text-box>
            <text:list text:style-name="L3">
              <text:list-item>
                <text:p text:style-name="P3">MongoDB Community Contributor</text:p>
                <text:list>
                  <text:list-item>
                    <text:p>Wiki Editor</text:p>
                  </text:list-item>
                  <text:list-item>
                    <text:p>Core Server Contributor</text:p>
                  </text:list-item>
                  <text:list-item>
                    <text:p>.NET Driver Contributor</text:p>
                  </text:list-item>
                  <text:list-item>
                    <text:p>Mostly Windows related work</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8" draw:layer="layout" svg:width="14.517cm" svg:height="11.41cm" svg:x="3.249cm" svg:y="14.13cm" presentation:class="notes" presentation:placeholder="true">
            <draw:text-box/>
          </draw:frame>
        </presentation:notes>
      </draw:page>
      <draw:page draw:name="Subtopics" draw:style-name="dp1" draw:master-page-name="prs-standard" presentation:presentation-page-layout-name="AL2T1">
        <office:forms form:automatic-focus="false" form:apply-design-mode="false"/>
        <draw:frame presentation:style-name="pr9" draw:text-style-name="P1" draw:layer="layout" svg:width="22.428cm" svg:height="3.507cm" svg:x="3.541cm" svg:y="1.743cm" presentation:class="title">
          <draw:text-box>
            <text:p text:style-name="P1">Why am I involved?</text:p>
          </draw:text-box>
        </draw:frame>
        <draw:frame presentation:style-name="pr5" draw:text-style-name="P5" draw:layer="layout" svg:width="21.366cm" svg:height="13.231cm" svg:x="5.015cm" svg:y="6.966cm" presentation:class="outline" presentation:user-transformed="true">
          <draw:text-box>
            <text:list text:style-name="L3">
              <text:list-item>
                <text:p><text:span text:style-name="T1">Selfishness:</text:span> Fix problems I had with mongo.</text:p>
              </text:list-item>
              <text:list-item>
                <text:p><text:span text:style-name="T1">Selfish Altruism:</text:span> By giving back my changes, there is a larger pool to test, support and improve upon them.</text:p>
              </text:list-item>
              <text:list-item>
                <text:p><text:span text:style-name="T1">Legal Compliance:</text:span> The AGPL requires my core server changes to be shared. (IANAL)</text:p>
              </text:list-item>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presentation:user-transformed="true">
          <draw:text-box>
            <text:p>Why should you get involved?</text:p>
          </draw:text-box>
        </draw:frame>
        <draw:frame presentation:style-name="pr7" draw:layer="layout" svg:width="21.366cm" svg:height="13.861cm" svg:x="5.015cm" svg:y="6.966cm" presentation:class="outline" presentation:user-transformed="true">
          <draw:text-box>
            <text:list text:style-name="L3">
              <text:list-item>
                <text:p>All of the above</text:p>
              </text:list-item>
              <text:list-item>
                <text:p>Networking</text:p>
              </text:list-item>
              <text:list-item>
                <text:p>Learning</text:p>
              </text:list-item>
              <text:list-item>
                <text:p>Looks good on the resume</text:p>
              </text:list-item>
              <text:list-item>
                <text:p>For my benefit!!</text:p>
              </text:list-item>
            </text:list>
          </draw:text-box>
        </draw:frame>
        <presentation:notes draw:style-name="dp2">
          <draw:page-thumbnail draw:style-name="gr1" draw:layer="layout" svg:width="13.705cm" svg:height="10.279cm" svg:x="3.647cm" svg:y="2.853cm" draw:page-number="5" presentation:class="page"/>
          <draw:frame presentation:style-name="pr8"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presentation:user-transformed="true">
          <draw:text-box>
            <text:p>Ways to get involved</text:p>
          </draw:text-box>
        </draw:frame>
        <draw:frame presentation:style-name="pr7" draw:layer="layout" svg:width="21.366cm" svg:height="13.861cm" svg:x="5.015cm" svg:y="6.966cm" presentation:class="outline" presentation:user-transformed="true">
          <draw:text-box>
            <text:list text:style-name="L3">
              <text:list-item>
                <text:p>Community Participation</text:p>
              </text:list-item>
              <text:list-item>
                <text:p>Documentation</text:p>
              </text:list-item>
              <text:list-item>
                <text:p>Driver Contributions</text:p>
              </text:list-item>
              <text:list-item>
                <text:p>Core Server Contributions</text:p>
              </text:list-item>
              <text:list-item>
                <text:p>Contributing to other projects</text:p>
              </text:list-item>
            </text:list>
          </draw:text-box>
        </draw:frame>
        <presentation:notes draw:style-name="dp2">
          <draw:page-thumbnail draw:style-name="gr1" draw:layer="layout" svg:width="13.705cm" svg:height="10.279cm" svg:x="3.647cm" svg:y="2.853cm" draw:page-number="6" presentation:class="page"/>
          <draw:frame presentation:style-name="pr8"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presentation:user-transformed="true">
          <draw:text-box>
            <text:p>Community Participation and Documentation</text:p>
          </draw:text-box>
        </draw:frame>
        <draw:frame presentation:style-name="pr7" draw:layer="layout" svg:width="21.366cm" svg:height="13.861cm" svg:x="5.015cm" svg:y="6.966cm" presentation:class="outline" presentation:user-transformed="true">
          <draw:text-box>
            <text:list text:style-name="L3">
              <text:list-item>
                <text:p>IRC and google groups</text:p>
              </text:list-item>
              <text:list-item>
                <text:p>Email <text:a xlink:href="mailto:meghan@10gen.com">meghan@10gen.com</text:a> for a wiki acount</text:p>
              </text:list-item>
              <text:list-item>
                <text:p>If you have not yet done so, read <text:a xlink:href="http://www.catb.org/esr/faqs/smart-questions.html">How To Ask Questions The Smart Way</text:a> by Eric S Raymond</text:p>
              </text:list-item>
            </text:list>
          </draw:text-box>
        </draw:frame>
        <presentation:notes draw:style-name="dp2">
          <draw:page-thumbnail draw:style-name="gr1" draw:layer="layout" svg:width="13.705cm" svg:height="10.279cm" svg:x="3.647cm" svg:y="2.853cm" draw:page-number="7" presentation:class="page"/>
          <draw:frame presentation:style-name="pr8"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presentation:user-transformed="true">
          <draw:text-box>
            <text:p>Driver and Core Server Contributions</text:p>
          </draw:text-box>
        </draw:frame>
        <draw:frame presentation:style-name="pr7"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an example to reproduce</text:p>
              </text:list-item>
            </text:list>
          </draw:text-box>
        </draw:frame>
        <presentation:notes draw:style-name="dp2">
          <draw:page-thumbnail draw:style-name="gr1" draw:layer="layout" svg:width="13.705cm" svg:height="10.279cm" svg:x="3.647cm" svg:y="2.853cm" draw:page-number="8" presentation:class="page"/>
          <draw:frame presentation:style-name="pr8"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2T1">
        <office:forms form:automatic-focus="false" form:apply-design-mode="false"/>
        <draw:frame presentation:style-name="pr6" draw:layer="layout" svg:width="22.428cm" svg:height="3.507cm" svg:x="3.541cm" svg:y="1.743cm" presentation:class="title" presentation:user-transformed="true">
          <draw:text-box>
            <text:p>Contributing to other projects</text:p>
          </draw:text-box>
        </draw:frame>
        <draw:frame presentation:style-name="pr7" draw:layer="layout" svg:width="21.366cm" svg:height="13.861cm" svg:x="5.015cm" svg:y="6.966cm" presentation:class="outline" presentation:user-transformed="true">
          <draw:text-box>
            <text:list text:style-name="L3">
              <text:list-item>
                <text:p>Third party drivers</text:p>
              </text:list-item>
              <text:list-item>
                <text:p>Mongo support for data access libraries</text:p>
              </text:list-item>
              <text:list-item>
                <text:p>Mongo GUIs</text:p>
              </text:list-item>
              <text:list-item>
                <text:p>Anything you can think of</text:p>
              </text:list-item>
            </text:list>
          </draw:text-box>
        </draw:frame>
        <presentation:notes draw:style-name="dp2">
          <draw:page-thumbnail draw:style-name="gr1" draw:layer="layout" svg:width="13.705cm" svg:height="10.279cm" svg:x="3.647cm" svg:y="2.853cm" draw:page-number="9" presentation:class="page"/>
          <draw:frame presentation:style-name="pr8" draw:layer="layout" svg:width="14.517cm" svg:height="11.41cm" svg:x="3.249cm" svg:y="14.13cm" presentation:class="notes" presentation:placeholder="true">
            <draw:text-box/>
          </draw:frame>
        </presentation:notes>
      </draw:page>
      <draw:page draw:name="page10" draw:style-name="dp1" draw:master-page-name="prs-standard" presentation:presentation-page-layout-name="AL3T32">
        <office:forms form:automatic-focus="false" form:apply-design-mode="false"/>
        <draw:frame presentation:style-name="pr6" draw:layer="layout" svg:width="22.428cm" svg:height="3.507cm" svg:x="3.541cm" svg:y="1.743cm" presentation:class="title" presentation:user-transformed="true">
          <draw:text-box>
            <text:p>FIN</text:p>
          </draw:text-box>
        </draw:frame>
        <draw:frame presentation:style-name="pr10" draw:layer="layout" svg:width="22.428cm" svg:height="19.083cm" svg:x="3.541cm" svg:y="1.743cm" presentation:class="subtitle" presentation:placeholder="true">
          <draw:text-box/>
        </draw:frame>
        <presentation:notes draw:style-name="dp2">
          <draw:page-thumbnail draw:style-name="gr1" draw:layer="layout" svg:width="13.705cm" svg:height="10.279cm" svg:x="3.647cm" svg:y="2.853cm" draw:page-number="10" presentation:class="page"/>
          <draw:frame presentation:style-name="pr8"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text:enable-numbering="true"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text:enable-numbering="false"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text:enable-numbering="false"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2$Build-9483</meta:generator>
    <dc:title>Standard Presentation</dc:title>
    <dc:description>Template for a standard presentation without a specific subject</dc:description>
    <meta:creation-date>2010-11-03T15:59:23.96</meta:creation-date>
    <dc:language>en-US</dc:language>
    <meta:editing-cycles>5</meta:editing-cycles>
    <meta:editing-duration>PT00H19M41S</meta:editing-duration>
    <dc:date>2010-11-03T17:21:03.93</dc:date>
    <meta:document-statistic meta:object-count="49"/>
    <meta:user-defined meta:name="Info 0"/>
    <meta:user-defined meta:name="Info 1"/>
    <meta:user-defined meta:name="Info 2"/>
    <meta:user-defined meta:name="Info 3"/>
    <meta:template xlink:type="simple" xlink:actuate="onRequest" xlink:title="Standard Presentation" xlink:href="../../../../Program%20Files/OpenOffice.org%203/share/uno_packages/cache/uno_packages/2E2.tmp_/Sun_ODF_Template_Pack_en-US.oxt/template/en-US/presnt/prs-standard.otp" meta:date="2006-07-31T10:19:57"/>
  </office:meta>
</office:document-meta>
</file>